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style>
    <style:style style:name="P2" style:parent-style-name="Textbody" style:family="paragraph">
      <style:paragraph-properties fo:text-align="center"/>
    </style:style>
    <style:style style:name="T3" style:parent-style-name="DefaultParagraphFont" style:family="text">
      <style:text-properties style:font-name="arial, sans-serif" fo:color="#222222"/>
    </style:style>
    <style:style style:name="T4" style:parent-style-name="DefaultParagraphFont" style:family="text">
      <style:text-properties style:font-name="arial, sans-serif" fo:color="#222222"/>
    </style:style>
    <style:style style:name="T5" style:parent-style-name="DefaultParagraphFont" style:family="text">
      <style:text-properties style:font-name="arial, sans-serif" fo:color="#222222"/>
    </style:style>
    <style:style style:name="T6" style:parent-style-name="DefaultParagraphFont" style:family="text">
      <style:text-properties style:font-name="arial, sans-serif" fo:color="#222222"/>
    </style:style>
    <style:style style:name="T7" style:parent-style-name="DefaultParagraphFont" style:family="text">
      <style:text-properties style:font-name="arial, sans-serif" fo:color="#222222"/>
    </style:style>
    <style:style style:name="T8" style:parent-style-name="DefaultParagraphFont" style:family="text">
      <style:text-properties style:font-name="arial, sans-serif" fo:color="#222222"/>
    </style:style>
    <style:style style:name="T9" style:parent-style-name="DefaultParagraphFont" style:family="text">
      <style:text-properties style:font-name="arial, sans-serif" fo:color="#222222"/>
    </style:style>
    <style:style style:name="T10" style:parent-style-name="DefaultParagraphFont" style:family="text">
      <style:text-properties style:font-name="arial, sans-serif" fo:color="#222222"/>
    </style:style>
    <style:style style:name="T11" style:parent-style-name="DefaultParagraphFont" style:family="text">
      <style:text-properties style:font-name="arial, sans-serif" fo:color="#222222"/>
    </style:style>
    <style:style style:name="T12" style:parent-style-name="DefaultParagraphFont" style:family="text">
      <style:text-properties style:font-name="arial, sans-serif" fo:color="#222222"/>
    </style:style>
    <style:style style:name="T13" style:parent-style-name="DefaultParagraphFont" style:family="text">
      <style:text-properties style:font-name="arial, sans-serif" fo:color="#222222"/>
    </style:style>
    <style:style style:name="T14" style:parent-style-name="DefaultParagraphFont" style:family="text">
      <style:text-properties style:font-name="arial, sans-serif" fo:color="#222222"/>
    </style:style>
    <style:style style:name="T15" style:parent-style-name="DefaultParagraphFont" style:family="text">
      <style:text-properties style:font-name="arial, sans-serif" fo:color="#222222"/>
    </style:style>
    <style:style style:name="T16" style:parent-style-name="DefaultParagraphFont" style:family="text">
      <style:text-properties style:font-name="arial, sans-serif" fo:font-style="italic" style:font-style-asian="italic" style:font-style-complex="italic" fo:color="#000000" fo:font-size="12pt" style:font-size-asian="12pt"/>
    </style:style>
    <style:style style:name="TableColumn18" style:family="table-column">
      <style:table-column-properties style:column-width="0.5652in" style:use-optimal-column-width="false"/>
    </style:style>
    <style:style style:name="TableColumn19" style:family="table-column">
      <style:table-column-properties style:column-width="0.8708in" style:use-optimal-column-width="false"/>
    </style:style>
    <style:style style:name="TableColumn20" style:family="table-column">
      <style:table-column-properties style:column-width="1.0638in" style:use-optimal-column-width="false"/>
    </style:style>
    <style:style style:name="TableColumn21" style:family="table-column">
      <style:table-column-properties style:column-width="4.1965in" style:use-optimal-column-width="false"/>
    </style:style>
    <style:style style:name="Table17" style:family="table">
      <style:table-properties style:width="6.6965in" fo:margin-left="0in" table:align="left"/>
    </style:style>
    <style:style style:name="TableRow22" style:family="table-row">
      <style:table-row-properties style:use-optimal-row-height="false"/>
    </style:style>
    <style:style style:name="TableCell23" style:family="table-cell">
      <style:table-cell-properties fo:border-top="0.0034in solid #000000" fo:border-left="0.0034in solid #000000" fo:border-bottom="0.0034in solid #000000" fo:border-right="none" fo:background-color="#999999" style:writing-mode="lr-tb" style:vertical-align="middle" fo:padding-top="0.0381in" fo:padding-left="0.0381in" fo:padding-bottom="0.0381in" fo:padding-right="0.0381in"/>
    </style:style>
    <style:style style:name="TableCell24" style:family="table-cell">
      <style:table-cell-properties fo:border-top="0.0034in solid #000000" fo:border-left="0.0034in solid #000000" fo:border-bottom="0.0034in solid #000000" fo:border-right="none" fo:background-color="#999999" style:writing-mode="lr-tb" style:vertical-align="middle" fo:padding-top="0.0381in" fo:padding-left="0.0381in" fo:padding-bottom="0.0381in" fo:padding-right="0.0381in"/>
    </style:style>
    <style:style style:name="P25" style:parent-style-name="Textbody" style:family="paragraph">
      <style:paragraph-properties fo:text-align="center"/>
    </style:style>
    <style:style style:name="TableCell26" style:family="table-cell">
      <style:table-cell-properties fo:border-top="0.0034in solid #000000" fo:border-left="0.0034in solid #000000" fo:border-bottom="0.0034in solid #000000" fo:border-right="none" fo:background-color="#999999" style:writing-mode="lr-tb" style:vertical-align="middle" fo:padding-top="0.0381in" fo:padding-left="0.0381in" fo:padding-bottom="0.0381in" fo:padding-right="0.0381in"/>
    </style:style>
    <style:style style:name="P27" style:parent-style-name="TableContents" style:family="paragraph">
      <style:paragraph-properties fo:text-align="center"/>
    </style:style>
    <style:style style:name="TableCell28" style:family="table-cell">
      <style:table-cell-properties fo:border="0.0034in solid #000000" fo:background-color="#999999" style:writing-mode="lr-tb" style:vertical-align="middle" fo:padding-top="0.0381in" fo:padding-left="0.0381in" fo:padding-bottom="0.0381in" fo:padding-right="0.0381in"/>
    </style:style>
    <style:style style:name="P29" style:parent-style-name="Textbody" style:family="paragraph">
      <style:paragraph-properties fo:text-align="center"/>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 style:parent-style-name="Textbody" style:family="paragraph">
      <style:text-properties style:font-name="arial, sans-serif" fo:color="#222222"/>
    </style:style>
    <style:style style:name="TableCell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 style:parent-style-name="Textbody" style:family="paragraph">
      <style:text-properties style:font-name="arial, sans-serif" fo:color="#222222"/>
    </style:style>
    <style:style style:name="TableCell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 style:parent-style-name="TableContents" style:family="paragraph">
      <style:paragraph-properties fo:text-align="center"/>
    </style:style>
    <style:style style:name="TableCell3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8" style:parent-style-name="Textbody" style:family="paragraph">
      <style:text-properties style:font-name="arial, sans-serif" fo:color="#222222"/>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 style:parent-style-name="Textbody" style:family="paragraph">
      <style:text-properties style:font-name="arial, sans-serif" fo:color="#222222"/>
    </style:style>
    <style:style style:name="TableCell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 style:parent-style-name="Textbody" style:family="paragraph">
      <style:text-properties style:font-name="arial, sans-serif" fo:color="#222222"/>
    </style:style>
    <style:style style:name="TableCell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 style:parent-style-name="TableContents" style:family="paragraph">
      <style:paragraph-properties fo:text-align="center"/>
    </style:style>
    <style:style style:name="TableCell4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47" style:parent-style-name="DefaultParagraphFont" style:family="text">
      <style:text-properties style:font-name="arial, sans-serif" fo:color="#222222"/>
    </style:style>
    <style:style style:name="T48" style:parent-style-name="DefaultParagraphFont" style:family="text">
      <style:text-properties style:font-name="arial, sans-serif" fo:color="#222222"/>
    </style:style>
    <style:style style:name="T49" style:parent-style-name="DefaultParagraphFont" style:family="text">
      <style:text-properties style:font-name="arial, sans-serif" fo:color="#222222"/>
    </style:style>
    <style:style style:name="T50" style:parent-style-name="DefaultParagraphFont" style:family="text">
      <style:text-properties style:font-name="arial, sans-serif" fo:color="#222222"/>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 style:parent-style-name="Textbody" style:family="paragraph">
      <style:text-properties style:font-name="arial, sans-serif" fo:color="#222222"/>
    </style:style>
    <style:style style:name="TableCell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 style:parent-style-name="Textbody" style:family="paragraph">
      <style:text-properties style:font-name="arial, sans-serif" fo:color="#222222"/>
    </style:style>
    <style:style style:name="TableCell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 style:parent-style-name="TableContents" style:family="paragraph">
      <style:paragraph-properties fo:text-align="center"/>
    </style:style>
    <style:style style:name="TableCell5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59" style:parent-style-name="DefaultParagraphFont" style:family="text">
      <style:text-properties style:font-name="arial, sans-serif" fo:color="#222222"/>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6" style:parent-style-name="Textbody" style:family="paragraph">
      <style:text-properties style:font-name="arial, sans-serif" fo:color="#222222"/>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 style:parent-style-name="Textbody" style:family="paragraph">
      <style:text-properties style:font-name="arial, sans-serif" fo:color="#222222"/>
    </style:style>
    <style:style style:name="TableCell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TableCell7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4" style:parent-style-name="Textbody" style:family="paragraph">
      <style:text-properties style:font-name="arial, sans-serif" fo:color="#222222"/>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 style:parent-style-name="Textbody" style:family="paragraph">
      <style:text-properties style:font-name="arial, sans-serif" fo:color="#222222"/>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2" style:parent-style-name="Textbody" style:family="paragraph">
      <style:text-properties style:font-name="arial, sans-serif" fo:color="#222222"/>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Textbody" style:family="paragraph">
      <style:text-properties style:font-name="arial, sans-serif" fo:color="#222222"/>
    </style:style>
    <style:style style:name="TableCell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0" style:parent-style-name="Textbody" style:family="paragraph">
      <style:text-properties style:font-name="arial, sans-serif" fo:color="#222222"/>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4" style:parent-style-name="Textbody" style:family="paragraph">
      <style:text-properties style:font-name="arial, sans-serif" fo:color="#222222"/>
    </style:style>
    <style:style style:name="TableCell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8" style:parent-style-name="Textbody" style:family="paragraph">
      <style:text-properties style:font-name="arial, sans-serif" fo:color="#222222"/>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2" style:parent-style-name="Textbody" style:family="paragraph">
      <style:text-properties style:font-name="arial, sans-serif" fo:color="#222222"/>
    </style:style>
    <style:style style:name="TableCell1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6" style:parent-style-name="Textbody" style:family="paragraph">
      <style:text-properties style:font-name="arial, sans-serif" fo:color="#222222"/>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0" style:parent-style-name="Textbody" style:family="paragraph">
      <style:text-properties style:font-name="arial, sans-serif" fo:color="#222222"/>
    </style:style>
    <style:style style:name="TableCell1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14" style:parent-style-name="Textbody" style:family="paragraph">
      <style:text-properties style:font-name="arial, sans-serif" fo:color="#222222"/>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8" style:parent-style-name="Textbody" style:family="paragraph">
      <style:text-properties style:font-name="arial, sans-serif" fo:color="#222222"/>
    </style:style>
    <style:style style:name="TableCell1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 style:parent-style-name="TableContents" style:family="paragraph">
      <style:paragraph-properties fo:text-align="center"/>
    </style:style>
    <style:style style:name="TableCell12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2" style:parent-style-name="Textbody" style:family="paragraph">
      <style:text-properties style:font-name="arial, sans-serif" fo:color="#222222"/>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6" style:parent-style-name="Textbody" style:family="paragraph">
      <style:text-properties style:font-name="arial, sans-serif" fo:color="#222222"/>
    </style:style>
    <style:style style:name="TableCell1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0" style:parent-style-name="Textbody" style:family="paragraph">
      <style:text-properties style:font-name="arial, sans-serif" fo:color="#222222"/>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4" style:parent-style-name="Textbody" style:family="paragraph">
      <style:text-properties style:font-name="arial, sans-serif" fo:color="#222222"/>
    </style:style>
    <style:style style:name="TableCell1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8" style:parent-style-name="Textbody" style:family="paragraph">
      <style:text-properties style:font-name="arial, sans-serif" fo:color="#222222"/>
    </style:style>
    <style:style style:name="P139" style:parent-style-name="Textbody" style:family="paragraph">
      <style:text-properties style:font-name="arial, sans-serif" fo:color="#222222"/>
    </style:style>
    <style:style style:name="T140" style:parent-style-name="DefaultParagraphFont" style:family="text">
      <style:text-properties style:font-name="arial, sans-serif" fo:font-weight="bold" style:font-weight-asian="bold" style:font-weight-complex="bold" fo:color="#222222"/>
    </style:style>
    <style:style style:name="T141" style:parent-style-name="DefaultParagraphFont" style:family="text">
      <style:text-properties style:font-name="arial, sans-serif" fo:color="#222222"/>
    </style:style>
    <style:style style:name="T142" style:parent-style-name="DefaultParagraphFont" style:family="text">
      <style:text-properties style:font-name="arial, sans-serif" fo:color="#222222"/>
    </style:style>
    <style:style style:name="T143" style:parent-style-name="DefaultParagraphFont" style:family="text">
      <style:text-properties style:font-name="arial, sans-serif" fo:color="#222222"/>
    </style:style>
    <style:style style:name="T144" style:parent-style-name="DefaultParagraphFont" style:family="text">
      <style:text-properties style:font-name="arial, sans-serif" fo:color="#222222"/>
    </style:style>
    <style:style style:name="T145" style:parent-style-name="DefaultParagraphFont" style:family="text">
      <style:text-properties style:font-name="arial, sans-serif" fo:color="#222222"/>
    </style:style>
    <style:style style:name="T146" style:parent-style-name="DefaultParagraphFont" style:family="text">
      <style:text-properties style:font-name="arial, sans-serif" fo:color="#222222"/>
    </style:style>
    <style:style style:name="T147" style:parent-style-name="DefaultParagraphFont" style:family="text">
      <style:text-properties style:font-name="arial, sans-serif" fo:color="#222222"/>
    </style:style>
    <style:style style:name="T148" style:parent-style-name="DefaultParagraphFont" style:family="text">
      <style:text-properties style:font-name="arial, sans-serif" fo:color="#222222"/>
    </style:style>
    <style:style style:name="T149" style:parent-style-name="DefaultParagraphFont" style:family="text">
      <style:text-properties style:font-name="arial, sans-serif" fo:color="#222222"/>
    </style:style>
    <style:style style:name="T150" style:parent-style-name="DefaultParagraphFont" style:family="text">
      <style:text-properties style:font-name="arial, sans-serif" fo:color="#222222"/>
    </style:style>
    <style:style style:name="T151" style:parent-style-name="DefaultParagraphFont" style:family="text">
      <style:text-properties style:font-name="arial, sans-serif" fo:color="#222222"/>
    </style:style>
    <style:style style:name="T152" style:parent-style-name="DefaultParagraphFont" style:family="text">
      <style:text-properties style:font-name="arial, sans-serif" fo:color="#222222"/>
    </style:style>
    <style:style style:name="T153" style:parent-style-name="DefaultParagraphFont" style:family="text">
      <style:text-properties style:font-name="arial, sans-serif" fo:font-weight="bold" style:font-weight-asian="bold" style:font-weight-complex="bold" fo:color="#222222"/>
    </style:style>
    <style:style style:name="T154" style:parent-style-name="DefaultParagraphFont" style:family="text">
      <style:text-properties style:font-name="arial, sans-serif" fo:color="#222222"/>
    </style:style>
    <style:style style:name="T155" style:parent-style-name="DefaultParagraphFont" style:family="text">
      <style:text-properties style:font-name="arial, sans-serif" fo:color="#222222"/>
    </style:style>
    <style:style style:name="T156" style:parent-style-name="DefaultParagraphFont" style:family="text">
      <style:text-properties style:font-name="arial, sans-serif" fo:color="#222222"/>
    </style:style>
    <style:style style:name="T157" style:parent-style-name="DefaultParagraphFont" style:family="text">
      <style:text-properties style:font-name="arial, sans-serif" fo:color="#222222"/>
    </style:style>
    <style:style style:name="T158" style:parent-style-name="DefaultParagraphFont" style:family="text">
      <style:text-properties style:font-name="arial, sans-serif" fo:color="#222222"/>
    </style:style>
    <style:style style:name="T159" style:parent-style-name="DefaultParagraphFont" style:family="text">
      <style:text-properties style:font-name="arial, sans-serif" fo:color="#222222"/>
    </style:style>
    <style:style style:name="T160" style:parent-style-name="DefaultParagraphFont" style:family="text">
      <style:text-properties style:font-name="arial, sans-serif" fo:color="#222222"/>
    </style:style>
    <style:style style:name="T161" style:parent-style-name="DefaultParagraphFont" style:family="text">
      <style:text-properties style:font-name="arial, sans-serif" fo:color="#222222"/>
    </style:style>
    <style:style style:name="T162" style:parent-style-name="DefaultParagraphFont" style:family="text">
      <style:text-properties style:font-name="arial, sans-serif" fo:color="#222222"/>
    </style:style>
    <style:style style:name="T163" style:parent-style-name="DefaultParagraphFont" style:family="text">
      <style:text-properties style:font-name="arial, sans-serif" fo:color="#222222"/>
    </style:style>
    <style:style style:name="T164" style:parent-style-name="DefaultParagraphFont" style:family="text">
      <style:text-properties style:font-name="arial, sans-serif" fo:color="#222222"/>
    </style:style>
    <style:style style:name="T165" style:parent-style-name="DefaultParagraphFont" style:family="text">
      <style:text-properties style:font-name="arial, sans-serif" fo:color="#222222"/>
    </style:style>
    <style:style style:name="T166" style:parent-style-name="DefaultParagraphFont" style:family="text">
      <style:text-properties style:font-name="arial, sans-serif" fo:color="#222222"/>
    </style:style>
    <style:style style:name="P167" style:parent-style-name="Textbody" style:family="paragraph">
      <style:text-properties style:font-name="arial, sans-serif" fo:color="#222222"/>
    </style:style>
    <style:style style:name="T168" style:parent-style-name="DefaultParagraphFont" style:family="text">
      <style:text-properties style:font-name="arial, sans-serif" fo:font-weight="bold" style:font-weight-asian="bold" style:font-weight-complex="bold" fo:color="#222222"/>
    </style:style>
    <style:style style:name="T169" style:parent-style-name="DefaultParagraphFont" style:family="text">
      <style:text-properties style:font-name="arial, sans-serif" fo:color="#222222"/>
    </style:style>
    <style:style style:name="T170" style:parent-style-name="DefaultParagraphFont" style:family="text">
      <style:text-properties style:font-name="arial, sans-serif" fo:color="#222222"/>
    </style:style>
    <style:style style:name="T171" style:parent-style-name="DefaultParagraphFont" style:family="text">
      <style:text-properties style:font-name="arial, sans-serif" fo:color="#222222"/>
    </style:style>
    <style:style style:name="T172" style:parent-style-name="DefaultParagraphFont" style:family="text">
      <style:text-properties style:font-name="arial, sans-serif" fo:font-style="italic" style:font-style-asian="italic" style:font-style-complex="italic" fo:color="#222222"/>
    </style:style>
    <style:style style:name="T173" style:parent-style-name="DefaultParagraphFont" style:family="text">
      <style:text-properties style:font-name="arial, sans-serif" fo:color="#222222"/>
    </style:style>
    <style:style style:name="T174" style:parent-style-name="DefaultParagraphFont" style:family="text">
      <style:text-properties style:font-name="arial, sans-serif" fo:color="#222222"/>
    </style:style>
    <style:style style:name="T175" style:parent-style-name="DefaultParagraphFont" style:family="text">
      <style:text-properties style:font-name="arial, sans-serif" fo:color="#222222"/>
    </style:style>
    <style:style style:name="T176" style:parent-style-name="DefaultParagraphFont" style:family="text">
      <style:text-properties style:font-name="arial, sans-serif" fo:color="#222222"/>
    </style:style>
    <style:style style:name="T177" style:parent-style-name="DefaultParagraphFont" style:family="text">
      <style:text-properties style:font-name="arial, sans-serif" fo:color="#222222"/>
    </style:style>
    <style:style style:name="T178" style:parent-style-name="DefaultParagraphFont" style:family="text">
      <style:text-properties style:font-name="arial, sans-serif" fo:color="#222222"/>
    </style:style>
    <style:style style:name="T179" style:parent-style-name="DefaultParagraphFont" style:family="text">
      <style:text-properties style:font-name="arial, sans-serif" fo:color="#222222"/>
    </style:style>
    <style:style style:name="T180" style:parent-style-name="DefaultParagraphFont" style:family="text">
      <style:text-properties style:font-name="arial, sans-serif" fo:color="#222222"/>
    </style:style>
    <style:style style:name="P181" style:parent-style-name="Textbody" style:family="paragraph">
      <style:text-properties style:font-name="arial, sans-serif" fo:color="#222222"/>
    </style:style>
    <style:style style:name="T182" style:parent-style-name="DefaultParagraphFont" style:family="text">
      <style:text-properties style:font-name="arial, sans-serif" fo:font-weight="bold" style:font-weight-asian="bold" style:font-weight-complex="bold" fo:color="#222222"/>
    </style:style>
    <style:style style:name="T183" style:parent-style-name="DefaultParagraphFont" style:family="text">
      <style:text-properties style:font-name="arial, sans-serif" fo:color="#222222"/>
    </style:style>
    <style:style style:name="T184" style:parent-style-name="DefaultParagraphFont" style:family="text">
      <style:text-properties style:font-name="arial, sans-serif" fo:color="#222222"/>
    </style:style>
    <style:style style:name="T185" style:parent-style-name="DefaultParagraphFont" style:family="text">
      <style:text-properties style:font-name="arial, sans-serif" fo:color="#222222"/>
    </style:style>
    <style:style style:name="T186" style:parent-style-name="DefaultParagraphFont" style:family="text">
      <style:text-properties style:font-name="arial, sans-serif" fo:color="#222222"/>
    </style:style>
    <style:style style:name="T187" style:parent-style-name="DefaultParagraphFont" style:family="text">
      <style:text-properties style:font-name="arial, sans-serif" fo:color="#222222"/>
    </style:style>
    <style:style style:name="T188" style:parent-style-name="DefaultParagraphFont" style:family="text">
      <style:text-properties style:font-name="arial, sans-serif" fo:color="#222222"/>
    </style:style>
    <style:style style:name="T189" style:parent-style-name="DefaultParagraphFont" style:family="text">
      <style:text-properties style:font-name="arial, sans-serif" fo:color="#222222"/>
    </style:style>
    <style:style style:name="T190" style:parent-style-name="DefaultParagraphFont" style:family="text">
      <style:text-properties style:font-name="arial, sans-serif" fo:color="#222222"/>
    </style:style>
    <style:style style:name="T191" style:parent-style-name="DefaultParagraphFont" style:family="text">
      <style:text-properties style:font-name="arial, sans-serif" fo:color="#222222"/>
    </style:style>
    <style:style style:name="T192" style:parent-style-name="DefaultParagraphFont" style:family="text">
      <style:text-properties style:font-name="arial, sans-serif" fo:color="#222222"/>
    </style:style>
    <style:style style:name="T193" style:parent-style-name="DefaultParagraphFont" style:family="text">
      <style:text-properties style:font-name="arial, sans-serif" fo:color="#222222"/>
    </style:style>
    <style:style style:name="T194" style:parent-style-name="DefaultParagraphFont" style:family="text">
      <style:text-properties style:font-name="arial, sans-serif" fo:color="#222222"/>
    </style:style>
    <style:style style:name="T195" style:parent-style-name="DefaultParagraphFont" style:family="text">
      <style:text-properties style:font-name="arial, sans-serif" fo:color="#222222"/>
    </style:style>
    <style:style style:name="P196" style:parent-style-name="Textbody" style:family="paragraph">
      <style:text-properties style:font-name="arial, sans-serif" fo:color="#222222"/>
    </style:style>
    <style:style style:name="T197" style:parent-style-name="DefaultParagraphFont" style:family="text">
      <style:text-properties style:font-name="arial, sans-serif" fo:color="#222222"/>
    </style:style>
    <style:style style:name="T198" style:parent-style-name="DefaultParagraphFont" style:family="text">
      <style:text-properties style:font-name="arial, sans-serif" fo:font-weight="bold" style:font-weight-asian="bold" style:font-weight-complex="bold" fo:color="#222222"/>
    </style:style>
    <style:style style:name="T199" style:parent-style-name="DefaultParagraphFont" style:family="text">
      <style:text-properties style:font-name="arial, sans-serif" fo:color="#222222"/>
    </style:style>
    <style:style style:name="T200" style:parent-style-name="DefaultParagraphFont" style:family="text">
      <style:text-properties style:font-name="arial, sans-serif" fo:color="#222222"/>
    </style:style>
    <style:style style:name="T201" style:parent-style-name="DefaultParagraphFont" style:family="text">
      <style:text-properties style:font-name="arial, sans-serif" fo:color="#222222"/>
    </style:style>
    <style:style style:name="T202" style:parent-style-name="DefaultParagraphFont" style:family="text">
      <style:text-properties style:font-name="arial, sans-serif" fo:color="#222222"/>
    </style:style>
    <style:style style:name="T203" style:parent-style-name="DefaultParagraphFont" style:family="text">
      <style:text-properties style:font-name="arial, sans-serif" fo:color="#222222"/>
    </style:style>
    <style:style style:name="T204" style:parent-style-name="DefaultParagraphFont" style:family="text">
      <style:text-properties style:font-name="arial, sans-serif" fo:color="#222222"/>
    </style:style>
    <style:style style:name="T205" style:parent-style-name="DefaultParagraphFont" style:family="text">
      <style:text-properties style:font-name="arial, sans-serif" fo:color="#222222"/>
    </style:style>
    <style:style style:name="T206" style:parent-style-name="DefaultParagraphFont" style:family="text">
      <style:text-properties style:font-name="arial, sans-serif" fo:color="#222222"/>
    </style:style>
    <style:style style:name="T207" style:parent-style-name="DefaultParagraphFont" style:family="text">
      <style:text-properties style:font-name="arial, sans-serif" fo:color="#222222"/>
    </style:style>
    <style:style style:name="P208" style:parent-style-name="Textbody" style:family="paragraph">
      <style:text-properties style:font-name="arial, sans-serif" fo:color="#222222"/>
    </style:style>
    <style:style style:name="T209" style:parent-style-name="DefaultParagraphFont" style:family="text">
      <style:text-properties style:font-name="arial, sans-serif" fo:font-weight="bold" style:font-weight-asian="bold" style:font-weight-complex="bold" fo:color="#222222"/>
    </style:style>
    <style:style style:name="T210" style:parent-style-name="DefaultParagraphFont" style:family="text">
      <style:text-properties style:font-name="arial, sans-serif" fo:color="#222222"/>
    </style:style>
    <style:style style:name="T211" style:parent-style-name="DefaultParagraphFont" style:family="text">
      <style:text-properties style:font-name="arial, sans-serif" fo:color="#222222"/>
    </style:style>
    <style:style style:name="T212" style:parent-style-name="DefaultParagraphFont" style:family="text">
      <style:text-properties style:font-name="arial, sans-serif" fo:color="#222222"/>
    </style:style>
    <style:style style:name="T213" style:parent-style-name="DefaultParagraphFont" style:family="text">
      <style:text-properties style:font-name="arial, sans-serif" fo:color="#222222"/>
    </style:style>
    <style:style style:name="T214" style:parent-style-name="DefaultParagraphFont" style:family="text">
      <style:text-properties style:font-name="arial, sans-serif" fo:color="#222222"/>
    </style:style>
    <style:style style:name="T215" style:parent-style-name="DefaultParagraphFont" style:family="text">
      <style:text-properties style:font-name="arial, sans-serif" fo:color="#222222"/>
    </style:style>
    <style:style style:name="T216" style:parent-style-name="DefaultParagraphFont" style:family="text">
      <style:text-properties style:font-name="arial, sans-serif" fo:color="#222222"/>
    </style:style>
    <style:style style:name="T217" style:parent-style-name="DefaultParagraphFont" style:family="text">
      <style:text-properties style:font-name="arial, sans-serif" fo:color="#222222"/>
    </style:style>
    <style:style style:name="T218" style:parent-style-name="DefaultParagraphFont" style:family="text">
      <style:text-properties style:font-name="arial, sans-serif" fo:color="#222222"/>
    </style:style>
    <style:style style:name="T219" style:parent-style-name="DefaultParagraphFont" style:family="text">
      <style:text-properties style:font-name="arial, sans-serif" fo:color="#222222"/>
    </style:style>
    <style:style style:name="T220" style:parent-style-name="DefaultParagraphFont" style:family="text">
      <style:text-properties style:font-name="arial, sans-serif" fo:color="#222222"/>
    </style:style>
    <style:style style:name="T221" style:parent-style-name="DefaultParagraphFont" style:family="text">
      <style:text-properties style:font-name="arial, sans-serif" fo:color="#222222"/>
    </style:style>
    <style:style style:name="T222" style:parent-style-name="DefaultParagraphFont" style:family="text">
      <style:text-properties style:font-name="arial, sans-serif" fo:color="#222222"/>
    </style:style>
    <style:style style:name="T223" style:parent-style-name="DefaultParagraphFont" style:family="text">
      <style:text-properties style:font-name="arial, sans-serif" fo:color="#222222"/>
    </style:style>
    <style:style style:name="T224" style:parent-style-name="DefaultParagraphFont" style:family="text">
      <style:text-properties style:font-name="arial, sans-serif" fo:color="#222222"/>
    </style:style>
    <style:style style:name="T225" style:parent-style-name="DefaultParagraphFont" style:family="text">
      <style:text-properties style:font-name="arial, sans-serif" fo:color="#222222"/>
    </style:style>
    <style:style style:name="T226" style:parent-style-name="DefaultParagraphFont" style:family="text">
      <style:text-properties style:font-name="arial, sans-serif" fo:color="#222222"/>
    </style:style>
    <style:style style:name="T227" style:parent-style-name="DefaultParagraphFont" style:family="text">
      <style:text-properties style:font-name="arial, sans-serif" fo:color="#222222"/>
    </style:style>
    <style:style style:name="T228" style:parent-style-name="DefaultParagraphFont" style:family="text">
      <style:text-properties style:font-name="arial, sans-serif" fo:color="#222222"/>
    </style:style>
    <style:style style:name="T229" style:parent-style-name="DefaultParagraphFont" style:family="text">
      <style:text-properties style:font-name="arial, sans-serif" fo:color="#222222"/>
    </style:style>
    <style:style style:name="T230" style:parent-style-name="DefaultParagraphFont" style:family="text">
      <style:text-properties style:font-name="arial, sans-serif" fo:color="#222222"/>
    </style:style>
    <style:style style:name="T231" style:parent-style-name="DefaultParagraphFont" style:family="text">
      <style:text-properties style:font-name="arial, sans-serif" fo:color="#222222"/>
    </style:style>
    <style:style style:name="T232" style:parent-style-name="DefaultParagraphFont" style:family="text">
      <style:text-properties style:font-name="arial, sans-serif" fo:color="#222222"/>
    </style:style>
    <style:style style:name="T233" style:parent-style-name="DefaultParagraphFont" style:family="text">
      <style:text-properties style:font-name="arial, sans-serif" fo:font-weight="bold" style:font-weight-asian="bold" style:font-weight-complex="bold" fo:color="#222222"/>
    </style:style>
    <style:style style:name="T234" style:parent-style-name="DefaultParagraphFont" style:family="text">
      <style:text-properties style:font-name="arial, sans-serif" fo:color="#222222"/>
    </style:style>
    <style:style style:name="T235" style:parent-style-name="DefaultParagraphFont" style:family="text">
      <style:text-properties style:font-name="arial, sans-serif" fo:color="#222222"/>
    </style:style>
    <style:style style:name="T236" style:parent-style-name="DefaultParagraphFont" style:family="text">
      <style:text-properties style:font-name="arial, sans-serif" fo:color="#222222"/>
    </style:style>
    <style:style style:name="T237" style:parent-style-name="DefaultParagraphFont" style:family="text">
      <style:text-properties style:font-name="arial, sans-serif" fo:color="#222222"/>
    </style:style>
    <style:style style:name="T238" style:parent-style-name="DefaultParagraphFont" style:family="text">
      <style:text-properties style:font-name="arial, sans-serif" fo:color="#222222"/>
    </style:style>
    <style:style style:name="T239" style:parent-style-name="DefaultParagraphFont" style:family="text">
      <style:text-properties style:font-name="arial, sans-serif" fo:color="#222222"/>
    </style:style>
    <style:style style:name="T240" style:parent-style-name="DefaultParagraphFont" style:family="text">
      <style:text-properties style:font-name="arial, sans-serif" fo:color="#222222"/>
    </style:style>
    <style:style style:name="T241" style:parent-style-name="DefaultParagraphFont" style:family="text">
      <style:text-properties style:font-name="arial, sans-serif" fo:color="#222222"/>
    </style:style>
    <style:style style:name="T242" style:parent-style-name="DefaultParagraphFont" style:family="text">
      <style:text-properties style:font-name="arial, sans-serif" fo:color="#222222"/>
    </style:style>
    <style:style style:name="T243" style:parent-style-name="DefaultParagraphFont" style:family="text">
      <style:text-properties style:font-name="arial, sans-serif" fo:color="#222222"/>
    </style:style>
    <style:style style:name="T244" style:parent-style-name="DefaultParagraphFont" style:family="text">
      <style:text-properties style:font-name="arial, sans-serif" fo:color="#222222"/>
    </style:style>
    <style:style style:name="T245" style:parent-style-name="DefaultParagraphFont" style:family="text">
      <style:text-properties style:font-name="arial, sans-serif" fo:color="#222222"/>
    </style:style>
    <style:style style:name="T246" style:parent-style-name="DefaultParagraphFont" style:family="text">
      <style:text-properties style:font-name="arial, sans-serif" fo:color="#222222"/>
    </style:style>
    <style:style style:name="T247" style:parent-style-name="DefaultParagraphFont" style:family="text">
      <style:text-properties style:font-name="arial, sans-serif" fo:color="#222222"/>
    </style:style>
    <style:style style:name="T248" style:parent-style-name="DefaultParagraphFont" style:family="text">
      <style:text-properties style:font-name="arial, sans-serif" fo:color="#222222"/>
    </style:style>
    <style:style style:name="T249" style:parent-style-name="DefaultParagraphFont" style:family="text">
      <style:text-properties style:font-name="arial, sans-serif" fo:color="#222222"/>
    </style:style>
    <style:style style:name="T250" style:parent-style-name="DefaultParagraphFont" style:family="text">
      <style:text-properties style:font-name="arial, sans-serif" fo:color="#222222"/>
    </style:style>
    <style:style style:name="T251" style:parent-style-name="DefaultParagraphFont" style:family="text">
      <style:text-properties style:font-name="arial, sans-serif" fo:color="#222222"/>
    </style:style>
    <style:style style:name="T252" style:parent-style-name="DefaultParagraphFont" style:family="text">
      <style:text-properties style:font-name="arial, sans-serif" fo:color="#222222"/>
    </style:style>
    <style:style style:name="P253" style:parent-style-name="Textbody" style:family="paragraph">
      <style:text-properties style:font-name="arial, sans-serif" fo:color="#222222"/>
    </style:style>
    <style:style style:name="P254" style:parent-style-name="Textbody" style:family="paragraph">
      <style:text-properties style:font-name="arial, sans-serif" fo:color="#222222"/>
    </style:style>
    <style:style style:name="P255" style:parent-style-name="Textbody" style:family="paragraph">
      <style:text-properties style:font-name="arial, sans-serif" fo:color="#222222"/>
    </style:style>
  </office:automatic-styles>
  <office:body>
    <office:text text:use-soft-page-breaks="true">
      <text:h text:style-name="P1" text:outline-level="1">­Functional Interfaces</text:h>
      <text:p text:style-name="P2"/>
      <text:p text:style-name="Textbody"><text:span text:style-name="T3">The purpose this part of the documentation to identify and describe the possible technologies and programming language to create interfaces between network components and programming modules. The describe technologies and components</text:span><text:span text:style-name="T4"><text:s/>should working together, however during the progress of the project life time some technology may need to change if they are cause any difficulties, or other technologies are available to implement to build the same or similar system.</text:span><text:span text:style-name="T5"><text:line-break/></text:span><text:span text:style-name="T6"><text:line-break/></text:span><text:span text:style-name="T7">The interface is a<text:s/></text:span><text:span text:style-name="T8">boundary where two independent systems meet and communicate with each other. The National Car Test (NCT) data<text:s/></text:span><text:span text:style-name="T9">science</text:span><text:span text:style-name="T10"><text:s/>distributed network project will<text:s/></text:span><text:span text:style-name="T11">include</text:span><text:span text:style-name="T12"><text:s/>a</text:span><text:span text:style-name="T13"><text:s/>good few interfaces to gather,<text:s/></text:span><text:span text:style-name="T14">build, analyse and display results from raw data sets as differ</text:span><text:span text:style-name="T15">ent charts, graphs, histograms or scatter plots visual outputs.</text:span></text:p>
      <text:h text:style-name="Heading1" text:outline-level="1"><text:span text:style-name="T16">Data and work flow between interfaces:</text:span></text:h>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extbody">Flow No.</text:p>
          </table:table-cell>
          <table:table-cell table:style-name="TableCell24">
            <text:p text:style-name="P25">Interface</text:p>
          </table:table-cell>
          <table:table-cell table:style-name="TableCell26">
            <text:p text:style-name="P27">Flow control</text:p>
          </table:table-cell>
          <table:table-cell table:style-name="TableCell28">
            <text:p text:style-name="P29">Activity</text:p>
          </table:table-cell>
        </table:table-row>
        <table:table-row table:style-name="TableRow30">
          <table:table-cell table:style-name="TableCell31">
            <text:p text:style-name="P32">01.</text:p>
          </table:table-cell>
          <table:table-cell table:style-name="TableCell33">
            <text:p text:style-name="P34">RAW data <text:s/></text:p>
          </table:table-cell>
          <table:table-cell table:style-name="TableCell35">
            <text:p text:style-name="P36">to</text:p>
          </table:table-cell>
          <table:table-cell table:style-name="TableCell37">
            <text:p text:style-name="P38">PDF files (data input to the system)</text:p>
          </table:table-cell>
        </table:table-row>
        <table:table-row table:style-name="TableRow39">
          <table:table-cell table:style-name="TableCell40">
            <text:p text:style-name="P41">02.</text:p>
          </table:table-cell>
          <table:table-cell table:style-name="TableCell42">
            <text:p text:style-name="P43">Python</text:p>
          </table:table-cell>
          <table:table-cell table:style-name="TableCell44">
            <text:p text:style-name="P45">read</text:p>
          </table:table-cell>
          <table:table-cell table:style-name="TableCell46">
            <text:p text:style-name="Textbody"><text:span text:style-name="T47">Read pdf files (make and model 4 files</text:span><text:span text:style-name="T48"><text:s/>&amp; NCT<text:s/></text:span><text:span text:style-name="T49">centres</text:span><text:span text:style-name="T50"><text:s/>4 files)</text:span></text:p>
          </table:table-cell>
        </table:table-row>
        <table:table-row table:style-name="TableRow51">
          <table:table-cell table:style-name="TableCell52">
            <text:p text:style-name="P53">03.</text:p>
          </table:table-cell>
          <table:table-cell table:style-name="TableCell54">
            <text:p text:style-name="P55">Python</text:p>
          </table:table-cell>
          <table:table-cell table:style-name="TableCell56">
            <text:p text:style-name="P57">create</text:p>
          </table:table-cell>
          <table:table-cell table:style-name="TableCell58">
            <text:p text:style-name="Textbody"><text:span text:style-name="T59">Create two csv file from PDF files</text:span></text:p>
          </table:table-cell>
        </table:table-row>
        <table:table-row table:style-name="TableRow60">
          <table:table-cell table:style-name="TableCell61">
            <text:p text:style-name="TableContents">04.</text:p>
          </table:table-cell>
          <table:table-cell table:style-name="TableCell62">
            <text:p text:style-name="TableContents">Python</text:p>
          </table:table-cell>
          <table:table-cell table:style-name="TableCell63">
            <text:p text:style-name="P64">send</text:p>
          </table:table-cell>
          <table:table-cell table:style-name="TableCell65">
            <text:p text:style-name="P66">API Send csv data to API (Java, Python etc..)</text:p>
          </table:table-cell>
        </table:table-row>
        <table:table-row table:style-name="TableRow67">
          <table:table-cell table:style-name="TableCell68">
            <text:p text:style-name="TableContents">05.</text:p>
          </table:table-cell>
          <table:table-cell table:style-name="TableCell69">
            <text:p text:style-name="P70">API</text:p>
          </table:table-cell>
          <table:table-cell table:style-name="TableCell71">
            <text:p text:style-name="P72">receive</text:p>
          </table:table-cell>
          <table:table-cell table:style-name="TableCell73">
            <text:p text:style-name="P74">Database. API<text:s/>save data in database. (RDBMS)</text:p>
          </table:table-cell>
        </table:table-row>
        <table:table-row table:style-name="TableRow75">
          <table:table-cell table:style-name="TableCell76">
            <text:p text:style-name="TableContents">06.</text:p>
          </table:table-cell>
          <table:table-cell table:style-name="TableCell77">
            <text:p text:style-name="P78">Python</text:p>
          </table:table-cell>
          <table:table-cell table:style-name="TableCell79">
            <text:p text:style-name="P80">send</text:p>
          </table:table-cell>
          <table:table-cell table:style-name="TableCell81">
            <text:p text:style-name="P82">Send MySQL queries to API.<text:s/>Database<text:s/>requests</text:p>
          </table:table-cell>
        </table:table-row>
        <table:table-row table:style-name="TableRow83">
          <table:table-cell table:style-name="TableCell84">
            <text:p text:style-name="TableContents">07.</text:p>
          </table:table-cell>
          <table:table-cell table:style-name="TableCell85">
            <text:p text:style-name="P86">API</text:p>
          </table:table-cell>
          <table:table-cell table:style-name="TableCell87">
            <text:p text:style-name="P88">answer</text:p>
          </table:table-cell>
          <table:table-cell table:style-name="TableCell89">
            <text:p text:style-name="P90">Answer<text:s/>with JSON file.</text:p>
          </table:table-cell>
        </table:table-row>
        <table:table-row table:style-name="TableRow91">
          <table:table-cell table:style-name="TableCell92">
            <text:p text:style-name="TableContents">08.</text:p>
          </table:table-cell>
          <table:table-cell table:style-name="TableCell93">
            <text:p text:style-name="P94">Python</text:p>
          </table:table-cell>
          <table:table-cell table:style-name="TableCell95">
            <text:p text:style-name="P96">receive</text:p>
          </table:table-cell>
          <table:table-cell table:style-name="TableCell97">
            <text:p text:style-name="P98">DE serializing<text:s/>JSON file</text:p>
          </table:table-cell>
        </table:table-row>
        <table:table-row table:style-name="TableRow99">
          <table:table-cell table:style-name="TableCell100">
            <text:p text:style-name="TableContents">09.</text:p>
          </table:table-cell>
          <table:table-cell table:style-name="TableCell101">
            <text:p text:style-name="P102">Python</text:p>
          </table:table-cell>
          <table:table-cell table:style-name="TableCell103">
            <text:p text:style-name="P104">Start up</text:p>
          </table:table-cell>
          <table:table-cell table:style-name="TableCell105">
            <text:p text:style-name="P106">Starts up Hadoop</text:p>
          </table:table-cell>
        </table:table-row>
        <table:table-row table:style-name="TableRow107">
          <table:table-cell table:style-name="TableCell108">
            <text:p text:style-name="TableContents">10.</text:p>
          </table:table-cell>
          <table:table-cell table:style-name="TableCell109">
            <text:p text:style-name="P110">Hadoop</text:p>
          </table:table-cell>
          <table:table-cell table:style-name="TableCell111">
            <text:p text:style-name="P112">Create - distribute</text:p>
          </table:table-cell>
          <table:table-cell table:style-name="TableCell113">
            <text:p text:style-name="P114">Distributing job between networked computers.</text:p>
          </table:table-cell>
        </table:table-row>
        <table:table-row table:style-name="TableRow115">
          <table:table-cell table:style-name="TableCell116">
            <text:p text:style-name="TableContents">11.</text:p>
          </table:table-cell>
          <table:table-cell table:style-name="TableCell117">
            <text:p text:style-name="P118">Network</text:p>
          </table:table-cell>
          <table:table-cell table:style-name="TableCell119">
            <text:p text:style-name="P120">connect</text:p>
          </table:table-cell>
          <table:table-cell table:style-name="TableCell121">
            <text:p text:style-name="P122">Computers processing<text:s/>data with (Python modules ???)</text:p>
          </table:table-cell>
        </table:table-row>
        <table:table-row table:style-name="TableRow123">
          <table:table-cell table:style-name="TableCell124">
            <text:p text:style-name="TableContents">12.</text:p>
          </table:table-cell>
          <table:table-cell table:style-name="TableCell125">
            <text:p text:style-name="P126">Network</text:p>
          </table:table-cell>
          <table:table-cell table:style-name="TableCell127">
            <text:p text:style-name="P128">connect</text:p>
          </table:table-cell>
          <table:table-cell table:style-name="TableCell129">
            <text:p text:style-name="P130">answer<text:s/>to<text:s/>Hadoop<text:s/>main computer</text:p>
          </table:table-cell>
        </table:table-row>
        <text:soft-page-break/>
        <table:table-row table:style-name="TableRow131">
          <table:table-cell table:style-name="TableCell132">
            <text:p text:style-name="TableContents">13.</text:p>
          </table:table-cell>
          <table:table-cell table:style-name="TableCell133">
            <text:p text:style-name="P134">Main module</text:p>
          </table:table-cell>
          <table:table-cell table:style-name="TableCell135">
            <text:p text:style-name="P136">display</text:p>
          </table:table-cell>
          <table:table-cell table:style-name="TableCell137">
            <text:p text:style-name="P138">Use ??? Apache Spark to displays the results as a chart/charts???</text:p>
          </table:table-cell>
        </table:table-row>
      </table:table>
      <text:p text:style-name="P139"/>
      <text:p text:style-name="Textbody"/>
      <text:h text:style-name="Heading1" text:outline-level="1"><text:line-break/>Interfaces:</text:h>
      <text:p text:style-name="Textbody"><text:span text:style-name="T140">Raw datasets</text:span><text:span text:style-name="T141">.</text:span><text:span text:style-name="T142"><text:line-break/></text:span><text:span text:style-name="T143">The input datasets are raw</text:span><text:span text:style-name="T144"><text:s/>PDF files gathered from the Irish Road Safety<text:s/></text:span><text:span text:style-name="T145">Authority</text:span><text:span text:style-name="T146"><text:s/>(RSA) website, where is the data sets are available for download to the public sector. The NCT project will use four sets of PDF files for car make and<text:s/></text:span><text:span text:style-name="T147">model</text:span><text:span text:style-name="T148"><text:s/>failure test and NCT<text:s/></text:span><text:span text:style-name="T149">centre</text:span><text:span text:style-name="T150"><text:s/>failure/succ</text:span><text:span text:style-name="T151">ess rate. However, the dataset is not an interface but before it can be used, need to use some sort of interface to validate the data availability in the input dataset. Without visual validation of the dataset there is no reason to start writing any (code)</text:span><text:span text:style-name="T152"><text:s/>module to gather/translate information from not checked source(s).</text:span></text:p>
      <text:p text:style-name="Textbody"><text:span text:style-name="T153">Main module</text:span><text:span text:style-name="T154">.</text:span><text:span text:style-name="T155"><text:line-break/></text:span><text:span text:style-name="T156">The main module/interface</text:span><text:span text:style-name="T157"><text:s/>could be a Python/C# desktop application (or just a Python module use CLI to operate) which able to select the input file/files for data analysis. This interface should be able to translate the raw PDF files to tabular data. This tabular data could be sav</text:span><text:span text:style-name="T158">ed as a .csv temporary format before the main module starts<text:s/></text:span><text:span text:style-name="T159">communicating</text:span><text:span text:style-name="T160"><text:s/>with the web API (Application Programming Interface). The main module must handle the Bi</text:span><text:span text:style-name="T161">g data through the network and<text:s/></text:span><text:span text:style-name="T162">deserializing/</text:span><text:span text:style-name="T163">understanding</text:span><text:span text:style-name="T164"><text:s/>the JSON<text:s/></text:span><text:span text:style-name="T165">answer from the API. Another</text:span><text:span text:style-name="T166"><text:s/>crucial function is the communication between Python module and Hadoop framework.</text:span></text:p>
      <text:p text:style-name="P167"/>
      <text:p text:style-name="Textbody"><text:span text:style-name="T168">Web API</text:span><text:span text:style-name="T169">.</text:span><text:span text:style-name="T170"><text:line-break/></text:span><text:span text:style-name="T171">The API is a Python/Java RESTful (</text:span><text:span text:style-name="T172">Representational State Transfer</text:span><text:span text:style-name="T173">) web interface what is listening for requests, communicating with the<text:s/></text:span><text:span text:style-name="T174">MySQL</text:span><text:span text:style-name="T175"><text:s/>database (Inter</text:span><text:span text:style-name="T176">face)and sends back<text:s/></text:span><text:span text:style-name="T177">answer</text:span><text:span text:style-name="T178"><text:s/>in<text:s/></text:span><text:span text:style-name="T179">JSON (</text:span><text:span text:style-name="T180">JavaScript Object Notation) format. The API should be able to implement all the operation (CRUD) that available in the database such as create, read, update and delete.</text:span></text:p>
      <text:p text:style-name="P181"/>
      <text:p text:style-name="Textbody"><text:span text:style-name="T182">Database</text:span><text:span text:style-name="T183">. (RDBMS)</text:span><text:span text:style-name="T184"><text:line-break/></text:span><text:span text:style-name="T185">The data will be stored in the</text:span><text:span text:style-name="T186"><text:s/>database in relational (tabular) format. With this storage technology the datasets are available from any networked devices through HTTP requests. The database implementation can be<text:s/></text:span><text:span text:style-name="T187">crucial</text:span><text:span text:style-name="T188"><text:s/>if the data<text:s/></text:span><text:span text:style-name="T189">science</text:span><text:span text:style-name="T190"><text:s/>team wants to analyse the same data set more t</text:span><text:span text:style-name="T191">he once or use different modules to analysing the data from more aspects. With this<text:s/></text:span><text:span text:style-name="T192">implementation</text:span><text:span text:style-name="T193"><text:s/>the data translation from raw data to usable data need to<text:s/></text:span><text:span text:style-name="T194">implement</text:span><text:span text:style-name="T195"><text:s/>once per dataset.</text:span></text:p>
      <text:p text:style-name="P196"/>
      <text:soft-page-break/>
      <text:p text:style-name="Textbody"><text:span text:style-name="T197"><text:line-break/></text:span><text:span text:style-name="T198">Hadoop</text:span><text:span text:style-name="T199">.</text:span><text:span text:style-name="T200"><text:line-break/></text:span><text:span text:style-name="T201">Apache Hadoop software library/framework will be used to pro</text:span><text:span text:style-name="T202">cessing the data sets through distributed devices connected in the local network. The data<text:s/></text:span><text:span text:style-name="T203">science</text:span><text:span text:style-name="T204"><text:s/>team should use a router/switch to create a local network to connect different platforms to<text:s/></text:span><text:span text:style-name="T205">achieve</text:span><text:span text:style-name="T206"><text:s/>the scaled up clustered enormous processing power to analys</text:span><text:span text:style-name="T207">e quantitative data. Hadoop is designed to delivering highly-available service since able to detect and handle failures between networked devices.</text:span></text:p>
      <text:p text:style-name="P208"/>
      <text:p text:style-name="Textbody"><text:span text:style-name="T209">Network</text:span><text:span text:style-name="T210"><text:s/>(</text:span><text:span text:style-name="T211">Linksys</text:span><text:span text:style-name="T212"><text:s/>router).</text:span><text:span text:style-name="T213"><text:line-break/></text:span><text:span text:style-name="T214">To create connection between networked devices they are must be connected on the s</text:span><text:span text:style-name="T215">ame network or through network paths using internet connections. To<text:s/></text:span><text:span text:style-name="T216">achieve</text:span><text:span text:style-name="T217"><text:s/>the fastest communication performance between clustered devices the best choice is the wired local connection using<text:s/></text:span><text:span text:style-name="T218">network</text:span><text:span text:style-name="T219"><text:s/>switch. The data<text:s/></text:span><text:span text:style-name="T220">science</text:span><text:span text:style-name="T221"><text:s/>team planning to use a<text:s/></text:span><text:span text:style-name="T222">Linksys</text:span><text:span text:style-name="T223"><text:s/>ro</text:span><text:span text:style-name="T224">uter<text:s/></text:span><text:span text:style-name="T225">to build</text:span><text:span text:style-name="T226"><text:s/>the local<text:s/></text:span><text:span text:style-name="T227">network</text:span><text:span text:style-name="T228">, since it could be very difficult or<text:s/></text:span><text:span text:style-name="T229">impossible</text:span><text:span text:style-name="T230"><text:s/>to use IT Carlow<text:s/></text:span><text:span text:style-name="T231">network</text:span><text:span text:style-name="T232"><text:s/>infrastructure.</text:span></text:p>
      <text:p text:style-name="Textbody"><text:span text:style-name="T233">Python</text:span><text:span text:style-name="T234">.</text:span><text:span text:style-name="T235"><text:line-break/></text:span><text:span text:style-name="T236">The main module is an abstraction since the module must be build up from more module/interface to<text:s/></text:span><text:span text:style-name="T237">achieve</text:span><text:span text:style-name="T238"><text:s/>data mining<text:s/></text:span><text:span text:style-name="T239">computations</text:span><text:span text:style-name="T240">. Those modules can be<text:s/></text:span><text:span text:style-name="T241">built</text:span><text:span text:style-name="T242"><text:s/>in the main module or implement different interfaces in the networked devices using distinct programming languages and operating systems. This data<text:s/></text:span><text:span text:style-name="T243">science</text:span><text:span text:style-name="T244"><text:s/>project will<text:s/></text:span><text:span text:style-name="T245">involve</text:span><text:span text:style-name="T246"><text:s/>at least two operating system such as Windows 10</text:span><text:span text:style-name="T247"><text:s/>and Unix based platforms. The main goal with the choose language is to<text:s/></text:span><text:span text:style-name="T248">demonstrate</text:span><text:span text:style-name="T249"><text:s/>how to communicate between networked devices on variant of operating systems. If any Raspberry pi will be available then that will be involved as a new platform to attach to</text:span><text:span text:style-name="T250"><text:s/>the network cluster to<text:s/></text:span><text:span text:style-name="T251">demonstrate</text:span><text:span text:style-name="T252"><text:s/>the scalability of the system.</text:span></text:p>
      <text:p text:style-name="P253"><text:s/></text:p>
      <text:p text:style-name="P254"/>
      <text:p text:style-name="P2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 - Zoltan Fuzesi</dc:creator>
    <meta:creation-date>2017-10-05T09:31:00Z</meta:creation-date>
    <dc:date>2017-10-08T10:37:00Z</dc:date>
    <meta:template xlink:href="Normal.dotm" xlink:type="simple"/>
    <meta:editing-cycles>24</meta:editing-cycles>
    <meta:editing-duration>PT6600S</meta:editing-duration>
    <meta:document-statistic meta:page-count="3" meta:paragraph-count="11" meta:word-count="823" meta:character-count="5508" meta:row-count="39" meta:non-whitespace-character-count="4696"/>
  </office:meta>
</office:document-meta>
</file>